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25cm" draw:marker-start-width="0.33cm" draw:marker-end-width="0.33cm" draw:fill="solid" draw:fill-color="#e6e6ff" draw:textarea-horizontal-align="justify" draw:textarea-vertical-align="middle" draw:auto-grow-height="false" fo:padding-top="0.137cm" fo:padding-bottom="0.137cm" fo:padding-left="0.262cm" fo:padding-right="0.262cm"/>
    </style:style>
    <style:style style:name="gr2" style:family="graphic" style:parent-style-name="standard">
      <style:graphic-properties svg:stroke-width="0.025cm" draw:marker-start-width="0.33cm" draw:marker-end-width="0.33cm" draw:fill="none" draw:textarea-horizontal-align="justify" draw:textarea-vertical-align="middle" draw:auto-grow-height="false" fo:padding-top="0.137cm" fo:padding-bottom="0.137cm" fo:padding-left="0.262cm" fo:padding-right="0.262cm"/>
    </style:style>
    <style:style style:name="gr3" style:family="graphic" style:parent-style-name="standard">
      <style:graphic-properties svg:stroke-width="0.025cm" svg:stroke-color="#e6e6ff" draw:marker-start-width="0.33cm" draw:marker-end-width="0.33cm" draw:fill="solid" draw:fill-color="#e6e6ff"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draw:stroke="dash" draw:stroke-dash="Fine_20_Dotted" svg:stroke-width="0.076cm" draw:marker-start-width="0.406cm" draw:marker-end-width="0.406cm" draw:textarea-horizontal-align="center" draw:textarea-vertical-align="middle" fo:padding-top="0.162cm" fo:padding-bottom="0.162cm" fo:padding-left="0.287cm" fo:padding-right="0.287cm"/>
    </style:style>
    <style:style style:name="gr5" style:family="graphic" style:parent-style-name="standard">
      <style:graphic-properties draw:stroke="solid" draw:stroke-dash="Ultrafine_20_Dashed" svg:stroke-width="0.076cm" svg:stroke-color="#808080" draw:marker-start-width="0.356cm" draw:marker-end="Arrow" draw:marker-end-width="0.356cm" draw:textarea-horizontal-align="center" draw:textarea-vertical-align="middle" fo:padding-top="0.162cm" fo:padding-bottom="0.162cm" fo:padding-left="0.287cm" fo:padding-right="0.287cm"/>
    </style:style>
    <style:style style:name="gr6" style:family="graphic" style:parent-style-name="standard">
      <style:graphic-properties svg:stroke-width="0.025cm" draw:marker-start-width="0.33cm" draw:marker-end-width="0.33cm" draw:fill="none" draw:textarea-vertical-align="middle" draw:auto-grow-height="false" fo:min-height="0.749cm" fo:min-width="0.499cm" fo:padding-top="0.137cm" fo:padding-bottom="0.137cm" fo:padding-left="0.262cm" fo:padding-right="0.262cm"/>
    </style:style>
    <style:style style:name="gr7" style:family="graphic" style:parent-style-name="standard">
      <style:graphic-properties svg:stroke-width="0.025cm" svg:stroke-color="#000000" draw:textarea-horizontal-align="justify" draw:textarea-vertical-align="middle" draw:auto-grow-height="false" fo:padding-top="0.137cm" fo:padding-bottom="0.137cm" fo:padding-left="0.262cm" fo:padding-right="0.262cm"/>
    </style:style>
    <style:style style:name="gr8" style:family="graphic" style:parent-style-name="standard">
      <style:graphic-properties svg:stroke-width="0.025cm" svg:stroke-color="#000000" draw:fill="none" draw:textarea-horizontal-align="justify" draw:textarea-vertical-align="middle" draw:auto-grow-height="false" fo:padding-top="0.137cm" fo:padding-bottom="0.137cm" fo:padding-left="0.262cm" fo:padding-right="0.262cm"/>
    </style:style>
    <style:style style:name="gr9" style:family="graphic" style:parent-style-name="standard">
      <style:graphic-properties svg:stroke-width="0.076cm" svg:stroke-color="#808080" draw:marker-start-width="0.406cm" draw:marker-end="Arrow" draw:marker-end-width="0.406cm" draw:textarea-horizontal-align="center" draw:textarea-vertical-align="middle" fo:padding-top="0.162cm" fo:padding-bottom="0.162cm" fo:padding-left="0.287cm" fo:padding-right="0.287cm"/>
    </style:style>
    <style:style style:name="gr10" style:family="graphic" style:parent-style-name="standard">
      <style:graphic-properties svg:stroke-width="0.025cm" svg:stroke-color="#000000" draw:fill="solid" draw:fill-color="#ffffff" draw:textarea-horizontal-align="justify" draw:textarea-vertical-align="middle" draw:auto-grow-height="false" fo:padding-top="0.137cm" fo:padding-bottom="0.137cm" fo:padding-left="0.262cm" fo:padding-right="0.262cm"/>
    </style:style>
    <style:style style:name="gr11" style:family="graphic" style:parent-style-name="standard">
      <style:graphic-properties svg:stroke-width="0.025cm" svg:stroke-color="#000000" draw:fill-color="#ffcc99" draw:textarea-horizontal-align="justify" draw:textarea-vertical-align="middle" draw:auto-grow-height="false" fo:padding-top="0.137cm" fo:padding-bottom="0.137cm" fo:padding-left="0.262cm" fo:padding-right="0.262cm"/>
    </style:style>
    <style:style style:name="gr12" style:family="graphic" style:parent-style-name="standard">
      <style:graphic-properties svg:stroke-width="0.025cm" draw:marker-start-width="0.237cm" draw:marker-end-width="0.237cm" draw:fill-color="#ffcc99" draw:textarea-horizontal-align="justify" draw:textarea-vertical-align="middle" draw:auto-grow-height="false" fo:padding-top="0.137cm" fo:padding-bottom="0.137cm" fo:padding-left="0.262cm" fo:padding-right="0.262cm"/>
    </style:style>
    <style:style style:name="gr13" style:family="graphic" style:parent-style-name="standard">
      <style:graphic-properties svg:stroke-width="0.076cm" svg:stroke-color="#808080" draw:marker-start-width="0.432cm" draw:marker-end="Arrow" draw:marker-end-width="0.432cm" draw:textarea-horizontal-align="center" draw:textarea-vertical-align="middle" fo:padding-top="0.163cm" fo:padding-bottom="0.163cm" fo:padding-left="0.288cm" fo:padding-right="0.288cm"/>
    </style:style>
    <style:style style:name="gr14" style:family="graphic" style:parent-style-name="standard">
      <style:graphic-properties svg:stroke-width="0.076cm" svg:stroke-color="#808080" draw:marker-start-width="0.33cm" draw:marker-end="Arrow" draw:marker-end-width="0.33cm" draw:textarea-horizontal-align="center" draw:textarea-vertical-align="middle" fo:padding-top="0.163cm" fo:padding-bottom="0.163cm" fo:padding-left="0.288cm" fo:padding-right="0.288cm"/>
    </style:style>
    <style:style style:name="gr15" style:family="graphic" style:parent-style-name="standard">
      <style:graphic-properties svg:stroke-width="0.025cm" svg:stroke-color="#000000" draw:marker-start-width="0.124cm" draw:marker-end-width="0.124cm" draw:fill-color="#ffcc99" draw:textarea-horizontal-align="justify" draw:textarea-vertical-align="middle" draw:auto-grow-height="false" fo:padding-top="0.138cm" fo:padding-bottom="0.138cm" fo:padding-left="0.263cm" fo:padding-right="0.263cm"/>
    </style:style>
    <style:style style:name="gr16" style:family="graphic" style:parent-style-name="standard">
      <style:graphic-properties svg:stroke-width="0.025cm" svg:stroke-color="#000000" draw:marker-start-width="0.124cm" draw:marker-end-width="0.124cm" draw:fill="none" draw:textarea-horizontal-align="justify" draw:textarea-vertical-align="middle" draw:auto-grow-height="false" fo:padding-top="0.138cm" fo:padding-bottom="0.138cm" fo:padding-left="0.263cm" fo:padding-right="0.263cm"/>
    </style:style>
    <style:style style:name="gr17" style:family="graphic" style:parent-style-name="standard">
      <style:graphic-properties svg:stroke-width="0.025cm" svg:stroke-color="#000000" draw:marker-start-width="0.124cm" draw:marker-end-width="0.124cm" draw:textarea-horizontal-align="justify" draw:textarea-vertical-align="middle" draw:auto-grow-height="false" fo:padding-top="0.138cm" fo:padding-bottom="0.138cm" fo:padding-left="0.263cm" fo:padding-right="0.26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font-size-asian="24pt" style:font-size-complex="24pt"/>
    </style:style>
    <style:style style:name="P3" style:family="paragraph">
      <style:paragraph-properties fo:margin-left="0cm" fo:margin-right="0cm" fo:text-align="center" fo:text-indent="0cm"/>
      <style:text-properties fo:font-size="22pt" style:font-size-asian="22pt" style:font-size-complex="22pt"/>
    </style:style>
    <style:style style:name="P4" style:family="paragraph">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style:paragraph-properties fo:text-align="center"/>
      <style:text-properties fo:font-size="22pt" style:font-size-asian="22pt" style:font-size-complex="22pt"/>
    </style:style>
    <style:style style:name="P7" style:family="paragraph">
      <style:paragraph-properties fo:text-align="center"/>
      <style:text-properties fo:font-size="16pt" style:font-size-asian="16pt" style:font-size-complex="16pt"/>
    </style:style>
    <style:style style:name="P8" style:family="paragraph">
      <style:paragraph-properties fo:text-align="center"/>
      <style:text-properties fo:font-size="20pt" style:font-size-asian="20pt" style:font-size-complex="20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4.445cm" svg:height="1.905cm" svg:x="0.035cm" svg:y="0.67cm">
          <text:p text:style-name="P1"><text:span text:style-name="T1">Job Parser</text:span></text:p>
          <draw:enhanced-geometry svg:viewBox="0 0 21600 21600" draw:type="rectangle" draw:enhanced-path="M 0 0 L 21600 0 21600 21600 0 21600 0 0 Z N"/>
        </draw:custom-shape>
        <draw:custom-shape draw:style-name="gr2" draw:text-style-name="P3" xml:id="id2" draw:id="id2" draw:layer="layout" svg:width="4.445cm" svg:height="1.905cm" svg:x="0.035cm" svg:y="3.845cm">
          <text:p text:style-name="P1"><text:span text:style-name="T2">Program</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 draw:text-style-name="P2" xml:id="id1" draw:id="id1" draw:layer="layout" svg:width="8.255cm" svg:height="1.27cm" draw:transform="rotate (-1.57097085972099) translate (1.92cm 7.655cm)">
          <text:p text:style-name="P1"><text:span text:style-name="T1">User Interface</text:span></text:p>
          <draw:enhanced-geometry svg:viewBox="0 0 21600 21600" draw:mirror-horizontal="true" draw:mirror-vertical="false" draw:type="rectangle" draw:enhanced-path="M 0 0 L 21600 0 21600 21600 0 21600 0 0 Z N"/>
        </draw:custom-shape>
        <draw:line draw:style-name="gr4" draw:text-style-name="P4" draw:layer="layout" svg:x1="5.08cm" svg:y1="1.27cm" svg:x2="5.08cm" svg:y2="16.51cm">
          <text:p/>
        </draw:line>
        <draw:connector draw:style-name="gr5" draw:text-style-name="P4" draw:layer="layout" draw:type="curve" svg:x1="1.301cm" svg:y1="7.655cm" svg:x2="2.257cm" svg:y2="5.75cm" draw:start-shape="id1" draw:start-glue-point="0" draw:end-shape="id2" draw:end-glue-point="8" svg:d="m1301 7655c0-1440 956-488 956-1905">
          <text:p/>
        </draw:connector>
        <draw:custom-shape draw:style-name="gr1" draw:text-style-name="P2" xml:id="id4" draw:id="id4" draw:layer="layout" svg:width="5.715cm" svg:height="1.905cm" svg:x="8.184cm" svg:y="5.15cm">
          <text:p text:style-name="P1"><text:span text:style-name="T1">Job Scheduler</text:span></text:p>
          <draw:enhanced-geometry svg:viewBox="0 0 21600 21600" draw:type="rectangle" draw:enhanced-path="M 0 0 L 21600 0 21600 21600 0 21600 0 0 Z N"/>
        </draw:custom-shape>
        <draw:custom-shape draw:style-name="gr6" draw:text-style-name="P5" draw:layer="layout" svg:width="6.985cm" svg:height="3.81cm" svg:x="12.735cm" svg:y="0.035cm">
          <text:p text:style-name="P1"><text:span text:style-name="T1">Cloud</text:span></text:p>
          <text:p text:style-name="P1"><text:span text:style-name="T1">Representation</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5" draw:layer="layout" svg:width="5.715cm" svg:height="2.54cm" svg:x="6.385cm" svg:y="0.035cm">
          <text:p text:style-name="P1"><text:span text:style-name="T1">Execution</text:span></text:p>
          <text:p text:style-name="P1"><text:span text:style-name="T1">Plan</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4" draw:text-style-name="P4" draw:layer="layout" svg:x1="21.59cm" svg:y1="1.27cm" svg:x2="21.59cm" svg:y2="16.51cm">
          <text:p/>
        </draw:line>
        <draw:custom-shape draw:style-name="gr1" draw:text-style-name="P2" draw:layer="layout" svg:width="11.08cm" svg:height="1.905cm" draw:transform="rotate (1.57271618897179) translate (23.931cm 13.972cm)">
          <text:p text:style-name="P1"><text:span text:style-name="T1">Job Execution Platform</text:span></text:p>
          <draw:enhanced-geometry svg:viewBox="0 0 21600 21600" draw:type="rectangle" draw:enhanced-path="M 0 0 L 21600 0 21600 21600 0 21600 0 0 Z N"/>
        </draw:custom-shape>
        <draw:custom-shape draw:style-name="gr2" draw:text-style-name="P6" draw:layer="layout" svg:width="4.445cm" svg:height="1.905cm" svg:x="5.75cm" svg:y="8.925cm">
          <text:p text:style-name="P1"><text:span text:style-name="T2">Schedul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 draw:text-style-name="P7" draw:layer="layout" svg:width="3.81cm" svg:height="1.27cm" svg:x="1.94cm" svg:y="9.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3.81cm" svg:height="1.27cm" svg:x="1.94cm" svg:y="12.7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3" xml:id="id3" draw:id="id3" draw:layer="layout" svg:width="4.445cm" svg:height="2.54cm" svg:x="5.75cm" svg:y="12.1cm">
          <text:p text:style-name="P1"><text:span text:style-name="T2">User</text:span></text:p>
          <text:p text:style-name="P1"><text:span text:style-name="T2">Choice</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line draw:style-name="gr9" draw:text-style-name="P7" draw:layer="layout" svg:x1="8.925cm" svg:y1="7.02cm" svg:x2="7.655cm" svg:y2="8.925cm">
          <text:p/>
        </draw:line>
        <draw:custom-shape draw:style-name="gr10" draw:text-style-name="P3" xml:id="id5" draw:id="id5" draw:layer="layout" svg:width="6.35cm" svg:height="2.605cm" svg:x="12.7cm" svg:y="10.095cm">
          <text:p text:style-name="P1"><text:span text:style-name="T2">User chosen</text:span></text:p>
          <text:p text:style-name="P1"><text:span text:style-name="T2">schedule</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onnector draw:style-name="gr9" draw:text-style-name="P7" draw:layer="layout" draw:type="curve" svg:x1="10.195cm" svg:y1="13.369cm" svg:x2="11.041cm" svg:y2="7.055cm" draw:start-shape="id3" draw:start-glue-point="10" draw:end-shape="id4" draw:end-glue-point="2" svg:d="m10195 13369c564 0 846-2104 846-6314">
          <text:p/>
        </draw:connector>
        <draw:connector draw:style-name="gr9" draw:text-style-name="P7" draw:layer="layout" draw:type="curve" svg:x1="13.899cm" svg:y1="6.102cm" svg:x2="15.874cm" svg:y2="10.095cm" draw:start-shape="id4" draw:start-glue-point="1" draw:end-shape="id5" draw:end-glue-point="4" svg:d="m13899 6102c1317 0 1975 1331 1975 3993">
          <text:p/>
        </draw:connector>
        <draw:custom-shape draw:style-name="gr11" draw:text-style-name="P7" draw:layer="layout" svg:width="5.08cm" svg:height="1.905cm" svg:x="19.05cm" svg:y="10.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4" draw:layer="layout" svg:width="1.905cm" svg:height="1.905cm" svg:x="4.48cm" svg:y="0.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3" draw:text-style-name="P4" draw:layer="layout" svg:x1="8.29cm" svg:y1="2.575cm" svg:x2="8.925cm" svg:y2="5.115cm">
          <text:p/>
        </draw:line>
        <draw:line draw:style-name="gr14" draw:text-style-name="P4" draw:layer="layout" svg:x1="13.97cm" svg:y1="3.175cm" svg:x2="12.065cm" svg:y2="5.08cm">
          <text:p/>
        </draw:line>
        <draw:custom-shape draw:style-name="gr15" draw:text-style-name="P4" draw:layer="layout" svg:width="2.54cm" svg:height="1.87cm" svg:x="19.72cm" svg:y="0.6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8" draw:layer="layout" svg:width="5.14cm" svg:height="2.54cm" svg:x="22.26cm" svg:y="0.035cm">
          <text:p text:style-name="P1"><text:span text:style-name="T3">Task finish</text:span></text:p>
          <text:p text:style-name="P1"><text:span text:style-name="T3">update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4" draw:layer="layout" svg:width="1.905cm" svg:height="1.27cm" svg:x="1.305cm" svg:y="2.5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432cm" fo:page-height="16.256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style:style>
    <style:style style:name="Mgr2" style:family="graphic" style:parent-style-name="standard">
      <style:graphic-properties draw:stroke="none" draw:fill="none" draw:fill-color="#ffffff" draw:auto-grow-height="false" fo:min-height="1.449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25.199cm" svg:height="1.187cm" svg:x="1.4cm" svg:y="0.837cm">
        <draw:text-box>
          <text:p/>
        </draw:text-box>
      </draw:frame>
      <draw:frame draw:style-name="Mgr1" draw:layer="backgroundobjects" svg:width="25.199cm" svg:height="1.187cm" svg:x="1.4cm" svg:y="4.914cm">
        <draw:text-box>
          <text:p/>
        </draw:text-box>
      </draw:frame>
      <draw:frame draw:style-name="Mgr2" draw:text-style-name="MP2" draw:layer="backgroundobjects" svg:width="6.523cm" svg:height="1.448cm" svg:x="1.4cm" svg:y="19.131cm">
        <draw:text-box>
          <text:p text:style-name="MP1"><text:span text:style-name="MT1"><presentation:date-time/></text:span></text:p>
        </draw:text-box>
      </draw:frame>
      <draw:frame draw:style-name="Mgr2" draw:text-style-name="MP4" draw:layer="backgroundobjects" svg:width="8.875cm" svg:height="1.448cm" svg:x="9.576cm" svg:y="19.131cm">
        <draw:text-box>
          <text:p text:style-name="MP3"><text:span text:style-name="MT1"><presentation:footer/></text:span></text:p>
        </draw:text-box>
      </draw:frame>
      <draw:frame draw:style-name="Mgr2" draw:text-style-name="MP6" draw:layer="backgroundobjects" svg:width="6.523cm" svg:height="1.448cm" svg:x="20.076cm" svg:y="19.131cm">
        <draw:text-box>
          <text:p text:style-name="MP5"><text:span text:style-name="MT1"><text:page-number> </text:page-number></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10-05-02T17:27:46</meta:creation-date>
    <dc:date>2011-05-31T14:16:18</dc:date>
    <meta:editing-cycles>138</meta:editing-cycles>
    <meta:editing-duration>PT7H20M1S</meta:editing-duration>
    <meta:document-statistic meta:object-count="30"/>
    <meta:user-defined meta:name="Info 1"/>
    <meta:user-defined meta:name="Info 2"/>
    <meta:user-defined meta:name="Info 3"/>
    <meta:user-defined meta:name="Info 4"/>
  </office:meta>
</office:document-meta>
</file>